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477FC1FFB05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3eac2b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ef89d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ef89dd" style:font-size-asian="7pt" style:font-size-complex="8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ef89d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12pt" officeooo:rsid="00e4d545" officeooo:paragraph-rsid="00ef89dd" style:font-size-asian="10.5pt" style:font-size-complex="12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622ad5" officeooo:paragraph-rsid="00ef89dd" style:font-size-asian="7pt" style:font-size-complex="8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ef89d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ef89dd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ef89dd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101145b" officeooo:paragraph-rsid="0101145b"/>
    </style:style>
    <style:style style:name="P27" style:family="paragraph" style:parent-style-name="Heading_20_2">
      <style:paragraph-properties fo:text-align="center" style:justify-single-word="false" fo:break-before="page"/>
      <style:text-properties style:font-name="Nimbus Mono PS" fo:font-size="14pt" fo:font-weight="bold" officeooo:rsid="00de1d34" officeooo:paragraph-rsid="00de1d34" style:font-size-asian="12.25pt" style:font-weight-asian="bold" style:font-size-complex="14pt" style:font-weight-complex="bold"/>
    </style:style>
    <style:style style:name="P2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e4d545" style:font-size-asian="14pt" style:font-size-complex="14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de1d34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e4d545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e4d545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e4d545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1babd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f4fc74"/>
    </style:style>
    <style:style style:name="P35" style:family="paragraph" style:parent-style-name="Heading_20_2">
      <style:paragraph-properties fo:margin-top="0in" fo:margin-bottom="0in" style:contextual-spacing="false"/>
      <style:text-properties fo:color="#ffffff" loext:opacity="100%" fo:font-size="8pt" officeooo:rsid="00f673f9" officeooo:paragraph-rsid="00f673f9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5405ab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fa4c53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8951c3"/>
    </style:style>
    <style:style style:name="P40" style:family="paragraph"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-color="#ffffff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169f9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4479b" style:font-size-asian="7pt" style:font-size-complex="8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4479b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66b55" style:font-size-asian="7pt" style:font-size-complex="8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66b55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e50e57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282180" officeooo:paragraph-rsid="01282180"/>
    </style:style>
    <style:style style:name="P50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51" style:family="paragraph" style:parent-style-name="Text_20_body">
      <style:paragraph-properties fo:line-height="100%"/>
      <style:text-properties style:font-name="Montserrat" officeooo:paragraph-rsid="00da9ea1"/>
    </style:style>
    <style:style style:name="P52" style:family="paragraph">
      <loext:graphic-properties draw:fill="solid" draw:fill-color="#ccc5b3"/>
      <style:paragraph-properties style:writing-mode="lr-tb"/>
    </style:style>
    <style:style style:name="P53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0e7130"/>
    </style:style>
    <style:style style:name="T10" style:family="text">
      <style:text-properties officeooo:rsid="00e5d3a5"/>
    </style:style>
    <style:style style:name="T11" style:family="text">
      <style:text-properties officeooo:rsid="00e71f3d"/>
    </style:style>
    <style:style style:name="T12" style:family="text">
      <style:text-properties fo:font-style="italic" officeooo:rsid="00e71f3d" style:font-style-asian="italic" style:font-style-complex="italic"/>
    </style:style>
    <style:style style:name="T13" style:family="text">
      <style:text-properties officeooo:rsid="00622ad5"/>
    </style:style>
    <style:style style:name="T14" style:family="text">
      <style:text-properties fo:font-style="italic" officeooo:rsid="00622ad5" style:font-style-asian="italic" style:font-style-complex="italic"/>
    </style:style>
    <style:style style:name="T15" style:family="text">
      <style:text-properties officeooo:rsid="0079151b"/>
    </style:style>
    <style:style style:name="T16" style:family="text">
      <style:text-properties officeooo:rsid="00ef89dd"/>
    </style:style>
    <style:style style:name="T17" style:family="text">
      <style:text-properties fo:font-style="italic" officeooo:rsid="00ef89dd" style:font-style-asian="italic" style:font-style-complex="italic"/>
    </style:style>
    <style:style style:name="T18" style:family="text">
      <style:text-properties fo:font-style="italic" officeooo:rsid="00f15ebd" style:font-style-asian="italic" style:font-style-complex="italic"/>
    </style:style>
    <style:style style:name="T19" style:family="text">
      <style:text-properties fo:font-style="normal" officeooo:rsid="00ef89dd" style:font-style-asian="normal" style:font-style-complex="normal"/>
    </style:style>
    <style:style style:name="T20" style:family="text">
      <style:text-properties fo:font-weight="bold" officeooo:rsid="010e7130" style:font-weight-asian="bold" style:font-weight-complex="bold"/>
    </style:style>
    <style:style style:name="T21" style:family="text">
      <style:text-properties fo:font-weight="normal" officeooo:rsid="010e7130" style:font-weight-asian="normal" style:font-weight-complex="normal"/>
    </style:style>
    <style:style style:name="T22" style:family="text">
      <style:text-properties fo:font-weight="normal" officeooo:rsid="011d144d" style:font-weight-asian="normal" style:font-weight-complex="normal"/>
    </style:style>
    <style:style style:name="T23" style:family="text">
      <style:text-properties fo:font-weight="normal" officeooo:rsid="01189860" style:font-weight-asian="normal" style:font-weight-complex="normal"/>
    </style:style>
    <style:style style:name="T24" style:family="text">
      <style:text-properties fo:font-weight="bold" officeooo:rsid="01189860" style:font-weight-asian="bold" style:font-weight-complex="bold"/>
    </style:style>
    <style:style style:name="T25" style:family="text">
      <style:text-properties fo:font-weight="bold" officeooo:rsid="011ac6fd" style:font-weight-asian="bold" style:font-weight-complex="bold"/>
    </style:style>
    <style:style style:name="T26" style:family="text">
      <style:text-properties fo:font-weight="normal" officeooo:rsid="011ac6fd" style:font-weight-asian="normal" style:font-weight-complex="normal"/>
    </style:style>
    <style:style style:name="T27" style:family="text">
      <style:text-properties fo:font-weight="bold" officeooo:rsid="011d144d" style:font-weight-asian="bold" style:font-weight-complex="bold"/>
    </style:style>
    <style:style style:name="T28" style:family="text">
      <style:text-properties officeooo:rsid="010f6246"/>
    </style:style>
    <style:style style:name="T29" style:family="text">
      <style:text-properties officeooo:rsid="010f944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montserra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style:font-name="montserrat" officeooo:rsid="0044b346"/>
    </style:style>
    <style:style style:name="T34" style:family="text">
      <style:text-properties style:font-name="montserrat" officeooo:rsid="00622ad5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officeooo:rsid="00e5d3a5"/>
    </style:style>
    <style:style style:name="T38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9" style:family="text">
      <style:text-properties fo:color="#000000" loext:opacity="100%" style:font-name="montserrat" officeooo:rsid="00a04f3c"/>
    </style:style>
    <style:style style:name="T40" style:family="text">
      <style:text-properties fo:color="#000000" loext:opacity="100%" style:font-name="montserrat" officeooo:rsid="010f6246"/>
    </style:style>
    <style:style style:name="T41" style:family="text">
      <style:text-properties fo:color="#000000" loext:opacity="100%" officeooo:rsid="00e5d3a5"/>
    </style:style>
    <style:style style:name="T42" style:family="text">
      <style:text-properties fo:color="#000000" loext:opacity="100%" officeooo:rsid="00e71f3d"/>
    </style:style>
    <style:style style:name="T43" style:family="text">
      <style:text-properties officeooo:rsid="00f4fc74"/>
    </style:style>
    <style:style style:name="T44" style:family="text">
      <style:text-properties officeooo:rsid="0110d66d"/>
    </style:style>
    <style:style style:name="T45" style:family="text">
      <style:text-properties officeooo:rsid="0015c0cb"/>
    </style:style>
    <style:style style:name="T46" style:family="text">
      <style:text-properties officeooo:rsid="008ae41a"/>
    </style:style>
    <style:style style:name="T47" style:family="text">
      <style:text-properties officeooo:rsid="0111f113"/>
    </style:style>
    <style:style style:name="T48" style:family="text">
      <style:text-properties officeooo:rsid="00991f1a"/>
    </style:style>
    <style:style style:name="T49" style:family="text">
      <style:text-properties officeooo:rsid="01137a73"/>
    </style:style>
    <style:style style:name="T50" style:family="text">
      <style:text-properties style:font-name="Nimbus Mono PS" fo:font-size="8pt" style:font-size-asian="8pt" style:font-size-complex="8pt"/>
    </style:style>
    <style:style style:name="T51" style:family="text">
      <style:text-properties style:font-name="Nimbus Mono PS" officeooo:rsid="0114acb1"/>
    </style:style>
    <style:style style:name="T52" style:family="text">
      <style:text-properties style:font-name="Nimbus Mono PS" officeooo:rsid="011df018"/>
    </style:style>
    <style:style style:name="T53" style:family="text">
      <style:text-properties officeooo:rsid="001f2915"/>
    </style:style>
    <style:style style:name="T54" style:family="text">
      <style:text-properties officeooo:rsid="002efd41"/>
    </style:style>
    <style:style style:name="T55" style:family="text">
      <style:text-properties officeooo:rsid="002207d5"/>
    </style:style>
    <style:style style:name="T56" style:family="text">
      <style:text-properties officeooo:rsid="0114acb1"/>
    </style:style>
    <style:style style:name="T57" style:family="text">
      <style:text-properties officeooo:rsid="01169f95"/>
    </style:style>
    <style:style style:name="T58" style:family="text">
      <style:text-properties officeooo:rsid="011fc35b"/>
    </style:style>
    <style:style style:name="T59" style:family="text">
      <style:text-properties officeooo:rsid="01214ec3"/>
    </style:style>
    <style:style style:name="T60" style:family="text">
      <style:text-properties officeooo:rsid="0034479b"/>
    </style:style>
    <style:style style:name="T61" style:family="text">
      <style:text-properties officeooo:rsid="011df018"/>
    </style:style>
    <style:style style:name="T62" style:family="text">
      <style:text-properties officeooo:rsid="01299a0b"/>
    </style:style>
    <style:style style:name="T63" style:family="text">
      <style:text-properties officeooo:rsid="0132e71e"/>
    </style:style>
    <style:style style:name="T64" style:family="text">
      <style:text-properties officeooo:rsid="012fddb3"/>
    </style:style>
    <style:style style:name="T65" style:family="text">
      <style:text-properties officeooo:rsid="012c917a"/>
    </style:style>
    <style:style style:name="T66" style:family="text">
      <style:text-properties officeooo:rsid="012e25c4"/>
    </style:style>
    <style:style style:name="T67" style:family="text">
      <style:text-properties officeooo:rsid="012316ac"/>
    </style:style>
    <style:style style:name="T68" style:family="text">
      <style:text-properties officeooo:rsid="01233bb6"/>
    </style:style>
    <style:style style:name="T69" style:family="text">
      <style:text-properties officeooo:rsid="00ec7193"/>
    </style:style>
    <style:style style:name="T70" style:family="text">
      <style:text-properties officeooo:rsid="00f7ffce"/>
    </style:style>
    <style:style style:name="T71" style:family="text">
      <style:text-properties officeooo:rsid="0124a31a"/>
    </style:style>
    <style:style style:name="T72" style:family="text">
      <style:text-properties fo:font-style="italic" officeooo:rsid="00f7ffce" style:font-style-asian="italic" style:font-style-complex="italic"/>
    </style:style>
    <style:style style:name="T73" style:family="text">
      <style:text-properties officeooo:rsid="012540a9"/>
    </style:style>
    <style:style style:name="T74" style:family="text">
      <style:text-properties officeooo:rsid="01268ec8"/>
    </style:style>
    <style:style style:name="T75" style:family="text">
      <style:text-properties officeooo:rsid="0037b1ba"/>
    </style:style>
    <style:style style:name="T76" style:family="text">
      <style:text-properties officeooo:rsid="00296058"/>
    </style:style>
    <style:style style:name="T77" style:family="text">
      <style:text-properties fo:font-size="12pt" officeooo:rsid="0114acb1" style:font-size-asian="10.5pt" style:font-size-complex="12pt"/>
    </style:style>
    <style:style style:name="T78" style:family="text">
      <style:text-properties fo:font-size="12pt" officeooo:rsid="00e4d545" style:font-size-asian="10.5pt" style:font-size-complex="12pt"/>
    </style:style>
    <style:style style:name="T79" style:family="text">
      <style:text-properties fo:font-size="12pt" officeooo:rsid="011fc35b" style:font-size-asian="10.5pt" style:font-size-complex="12pt"/>
    </style:style>
    <style:style style:name="T80" style:family="text">
      <style:text-properties fo:font-size="12pt" fo:font-weight="bold" officeooo:rsid="0114acb1" style:font-size-asian="10.5pt" style:font-weight-asian="bold" style:font-size-complex="12pt" style:font-weight-complex="bold"/>
    </style:style>
    <style:style style:name="T81" style:family="text">
      <style:text-properties fo:font-size="12pt" fo:font-weight="normal" officeooo:rsid="0114acb1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129a095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12ad62d" style:font-size-asian="10.5pt" style:font-weight-asian="normal" style:font-size-complex="12pt" style:font-weight-complex="normal"/>
    </style:style>
    <style:style style:name="T85" style:family="text">
      <style:text-properties fo:color="#ffffff" loext:opacity="100%" fo:font-size="54pt" style:font-size-asian="54pt" style:font-size-complex="54pt"/>
    </style:style>
    <style:style style:name="T86" style:family="text">
      <style:text-properties fo:color="#ffffff" loext:opacity="100%" fo:font-size="50pt" officeooo:rsid="00fd1ea6" style:font-size-asian="50pt" style:font-size-complex="50pt"/>
    </style:style>
    <style:style style:name="T87" style:family="text">
      <style:text-properties fo:color="#ffffff" loext:opacity="100%" fo:font-size="50pt" style:font-size-asian="50pt" style:font-size-complex="50pt"/>
    </style:style>
    <style:style style:name="T88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13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---------------------------- START TRANSMISSION ---------------------------</text:p>
      <text:p text:style-name="P15"><text:span text:style-name="T8"><text:line-break/></text:span><text:span text:style-name="T9">INTERSTELLAR EXPEDITIONS IS ORGANIZING A DEEP PERIPHERY EXPEDITION. THIS EXPEDITION WILL PASS THROUGH WYNN'S ROOST. A SIZABLE TRADE FLEET HAS JOINED THIS EXPEDITION, WITH THE GOAL OF TRADING WITH VARIOUS PARTIES ON WYNN'S ROOST. THIS FLEET AND THE INTERSTELLAR EXPEDITIONS TEAM HAVE ATTRACTED A SIZABLE NUMBER OF MERCENARY FORCES. THERE ARE RUMORS OF MYSTERIOUS BENEFACTORS IN THE FLEET HIRING THESE MERCENARIES FOR JOBS EN ROUTE.</text:span></text:p>
      <text:p text:style-name="P16"><text:span text:style-name="T8"><text:line-break/></text:span>----------------------------- END TRANSMISSION ----------------------------</text:p>
      <text:p text:style-name="P17"/>
      <text:p text:style-name="P18">These are player-vs-<text:span text:style-name="T10">player</text:span> scenarios <text:span text:style-name="T11">for </text:span><text:span text:style-name="T12">BattleTech: Outworlds Wastes </text:span>with combined arms and simplified campaign logistics rules.</text:p>
      <text:p text:style-name="P19"/>
      <text:p text:style-name="P20">Each player may <text:span text:style-name="T13">bring</text:span> <text:span text:style-name="T10">10</text:span><text:span text:style-name="T13">,000 BV of combined arms, following the </text:span><text:span text:style-name="T14">BattleTech: Outworlds Wastes</text:span><text:span text:style-name="T13"> </text:span><text:span text:style-name="T10">league</text:span><text:span text:style-name="T15"> </text:span><text:span text:style-name="T13">list building rules.</text:span></text:p>
      <text:p text:style-name="P19"/>
      <text:p text:style-name="P21"><text:span text:style-name="T16">The following </text:span>optional rules <text:span text:style-name="T16">for </text:span><text:span text:style-name="T17">BattleTech: Outworld Wastes </text:span><text:span text:style-name="T18">are</text:span><text:span text:style-name="T19"> used</text:span>:</text:p>
      <text:p text:style-name="P21"><text:s text:c="2"/>- <text:span text:style-name="T9">Slim Resources</text:span>: <text:span text:style-name="T9">Commanders may only </text:span><text:span text:style-name="T20">Purchase</text:span><text:span text:style-name="T21"> new units </text:span><text:span text:style-name="T22">or</text:span><text:span text:style-name="T23"> </text:span><text:span text:style-name="T24">Refit</text:span><text:span text:style-name="T23"> to variants on the<text:line-break/> <text:s text:c="4"/>Periphery General list </text:span><text:span text:style-name="T22">on the MUL</text:span><text:span text:style-name="T21">. Commanders may </text:span><text:span text:style-name="T25">Train, Replace</text:span><text:span text:style-name="T21">, </text:span><text:span text:style-name="T25">Repair</text:span><text:span text:style-name="T21">, </text:span><text:span text:style-name="T25">Recruit</text:span><text:span text:style-name="T26">,<text:line-break/> <text:s text:c="4"/></text:span><text:span text:style-name="T27">Omni Refit</text:span><text:span text:style-name="T22">, </text:span><text:span text:style-name="T20">Salvage</text:span><text:span text:style-name="T21">, </text:span><text:span text:style-name="T26">and </text:span><text:span text:style-name="T25">Sell</text:span><text:span text:style-name="T26"> </text:span><text:span text:style-name="T21">as usual.<text:line-break/> <text:s text:c="4"/></text:span><text:a xlink:type="simple" xlink:href="http://masterunitlist.info/Era/FactionEraDetails?FactionId=57&amp;EraId=257" text:style-name="Internet_20_link" text:visited-style-name="Visited_20_Internet_20_Link"><text:span text:style-name="T21">http://masterunitlist.info/Era/FactionEraDetails?FactionId=57&amp;EraId=257</text:span></text:a></text:p>
      <text:p text:style-name="P21"><text:s text:c="2"/>- <text:span text:style-name="T9">Reputation</text:span>: <text:span text:style-name="T28">There are three factions in the fleet, Interstellar Expeditions, Benefactor A,<text:line-break/> <text:s text:c="4"/>and Benefactor B. Before each scenario, commanders declare which faction they are<text:line-break/> <text:s text:c="4"/>fighting for. Round the number of C-bills your earn from objectives (primary and<text:line-break/> <text:s text:c="4"/>secondary) to the nearest million. This is the number of reputation points you earn for<text:line-break/> <text:s text:c="4"/>the declared faction. If you are fighting for one of the Benefactors and playing against<text:line-break/> <text:s text:c="4"/>the other, the reduce your reputation with opposing Benefactor by half the earned<text:line-break/> <text:s text:c="4"/>reputation, rounded down. </text:span><text:span text:style-name="T29">Reputation will unlock new intel and units for commanders.</text:span></text:p>
      <text:p text:style-name="P22"><text:span text:style-name="T30"/></text:p>
      <text:p text:style-name="P18"><text:span text:style-name="T30">BattleTech: Outworlds Wastes</text:span>:</text:p>
      <text:p text:style-name="P23"><text:span text:style-name="T31"><text:s text:c="2"/>Web: </text:span><text:a xlink:type="simple" xlink:href="https://outworlds-wastes.jeremylt.org/" text:style-name="Internet_20_link" text:visited-style-name="Visited_20_Internet_20_Link"><text:span text:style-name="T32">https://outworlds-wastes.jeremylt.org</text:span></text:a></text:p>
      <text:p text:style-name="P24"><text:span text:style-name="T33"><text:s text:c="2"/></text:span><text:span text:style-name="T34">PDF: </text:span><text:a xlink:type="simple" xlink:href="https://outworlds-wastes.jeremylt.org/downloads?league" text:style-name="Internet_20_link" text:visited-style-name="Visited_20_Internet_20_Link"><text:span text:style-name="T35">https://outworlds-wastes.jeremylt.org/</text:span><text:span text:style-name="T36">download</text:span><text:span text:style-name="T37">s?league</text:span></text:a></text:p>
      <text:p text:style-name="P25"><text:span text:style-name="T37"/></text:p>
      <text:p text:style-name="P24"><text:span text:style-name="T38">BattleTech: Outworlds Wastes</text:span><text:span text:style-name="T37"> is fan-made and based upon the official BattleTech rules from Catalyst Game Labs. BattleTech </text:span><text:span text:style-name="T39">is a</text:span><text:span text:style-name="T37"> registered trademark of The Topps Company, Inc. in the United States and other countries.</text:span></text:p>
      <text:p text:style-name="P25"><text:span text:style-name="T37"/></text:p>
      <text:p text:style-name="P26"><text:span text:style-name="T37">E</text:span><text:span text:style-name="T32">ra: </text:span><text:span text:style-name="T40">ilClan</text:span></text:p>
      <text:p text:style-name="P25"><text:span text:style-name="T37"/></text:p>
      <text:p text:style-name="P21"><text:span text:style-name="T41">E</text:span><text:span text:style-name="T42">ditor: Jeremy L Thompson</text:span></text:p>
      <text:h text:style-name="P27" text:outline-level="2">L<text:span text:style-name="T43">OCAL AREA STAR MAP</text:span></text:h>
      <text:p text:style-name="P13"/>
      <text:p text:style-name="P14"><draw:frame draw:style-name="fr2" draw:name="Image3" text:anchor-type="as-char" svg:width="7.5in" svg:height="8.5701in" draw:z-index="14"><draw:image xlink:href="Pictures/10000001000003E800000477FC1FFB05.png" xlink:type="simple" xlink:show="embed" xlink:actuate="onLoad" draw:mime-type="image/png"/></draw:frame></text:p>
      <text:h text:style-name="P28" text:outline-level="2"><text:span text:style-name="T44">BALIGGORA</text:span><text:span text:style-name="T45"> </text:span><text:span text:style-name="T46">I</text:span><text:span text:style-name="T45"> </text:span>PLANETARY READOUT</text:h>
      <text:p text:style-name="P29"/>
      <text:p text:style-name="P30"><text:span text:style-name="T45">STAR TYPE <text:s text:c="14"/>: </text:span><text:span text:style-name="T47">M4V</text:span><text:span text:style-name="T45"> (</text:span><text:span text:style-name="T47">20</text:span><text:span text:style-name="T48">5</text:span><text:span text:style-name="T45"> HOURS RECHARGE TIME)</text:span><text:line-break/><text:span text:style-name="T45">POSITION IN SYSTEM <text:s text:c="5"/>: </text:span><text:span text:style-name="T47">1</text:span><text:span text:style-name="T45"> OF </text:span><text:span text:style-name="T49">6</text:span></text:p>
      <text:p text:style-name="P31">NATURAL SATELLITES <text:s text:c="5"/>: <text:span text:style-name="T48">2</text:span></text:p>
      <text:p text:style-name="P31">TIME TO JUMP POINT <text:s text:c="5"/>: <text:span text:style-name="T47">2.58</text:span> DAYS</text:p>
      <text:p text:style-name="P31">SURFACE GRAVITY <text:s text:c="8"/>: <text:span text:style-name="T48">0.9</text:span><text:span text:style-name="T47">7</text:span> G</text:p>
      <text:p text:style-name="P32">DAY LENGTH <text:s text:c="13"/>: <text:span text:style-name="T47">18</text:span>.0 HOURS</text:p>
      <text:p text:style-name="P31">ATMOSPHERIC PRESSURE <text:s text:c="3"/>: STANDARD (BREATHABLE)</text:p>
      <text:p text:style-name="P31">EQUATORIAL TEMPERATURE <text:s/>: <text:span text:style-name="T47">17</text:span>*C</text:p>
      <text:p text:style-name="P31">SURFACE WATER <text:s text:c="10"/>: <text:span text:style-name="T47">41</text:span> PERCENT</text:p>
      <text:p text:style-name="P30">CAPITAL <text:s text:c="16"/>: <text:span text:style-name="T47">NEW DAVISTOWN</text:span></text:p>
      <text:p text:style-name="P30">POPULATION <text:s text:c="13"/>: <text:span text:style-name="T47">23,288,370</text:span></text:p>
      <text:p text:style-name="P31">HPG <text:s text:c="20"/>: <text:span text:style-name="T47">NONE</text:span></text:p>
      <text:p text:style-name="P30">SOCIO-INDUSTRIAL LEVELS : <text:span text:style-name="T47">D</text:span><text:span text:style-name="T48">-D-</text:span><text:span text:style-name="T47">B</text:span><text:span text:style-name="T48">-</text:span><text:span text:style-name="T47">F</text:span><text:span text:style-name="T48">-</text:span><text:span text:style-name="T47">D</text:span></text:p>
      <text:p text:style-name="P30"><text:s text:c="2"/><text:span text:style-name="T45">TECHNOLOGICAL SOPHISTICATION : </text:span><text:span text:style-name="T47">D</text:span><text:span text:style-name="T45"> (</text:span><text:span text:style-name="T47">LOWER-TECH</text:span><text:span text:style-name="T13"> WORLD</text:span><text:span text:style-name="T45">)</text:span></text:p>
      <text:p text:style-name="P30"><text:s text:c="2"/><text:span text:style-name="T45">INDUSTRIAL DEVELOPMENT <text:s text:c="6"/>: </text:span><text:span text:style-name="T48">D</text:span><text:span text:style-name="T45"> (</text:span><text:span text:style-name="T48">LOW INDUSTRIALIZATION</text:span><text:span text:style-name="T45">)</text:span></text:p>
      <text:p text:style-name="P30"><text:s text:c="2"/><text:span text:style-name="T45">RAW MATERIAL DEPENDENCE <text:s text:c="5"/>: </text:span><text:span text:style-name="T47">B</text:span><text:span text:style-name="T45"> (</text:span><text:span text:style-name="T47">MOSTLY SELF SUFFICIENT</text:span><text:span text:style-name="T45">)</text:span></text:p>
      <text:p text:style-name="P30"><text:s text:c="2"/><text:span text:style-name="T45">INDUSTRIAL OUTPUT <text:s text:c="11"/>: </text:span><text:span text:style-name="T47">F</text:span><text:span text:style-name="T45"> (</text:span><text:span text:style-name="T47">NONE</text:span><text:span text:style-name="T45">)</text:span></text:p>
      <text:p text:style-name="P30"><text:span text:style-name="T45"><text:s text:c="2"/>AGRICULTURAL DEPENDENCE <text:s text:c="5"/>: </text:span><text:span text:style-name="T47">D</text:span><text:span text:style-name="T45"> (</text:span><text:span text:style-name="T47">POOR</text:span><text:span text:style-name="T48"> AGRICULTURE</text:span><text:span text:style-name="T45">)</text:span></text:p>
      <text:p text:style-name="P33">---------------------------- START TRANSMISSION ---------------------------</text:p>
      <text:p text:style-name="P34"><text:span text:style-name="T50"><text:line-break/></text:span><text:span text:style-name="T51">AS FLEET VESSELS ARE LOADED FOR TRANSIT, </text:span><text:span text:style-name="T52">ANONYMOUS THIRD PARTIES HAVE</text:span><text:span text:style-name="T51"> OFFERED TO SPONSOR A CAPTURE THE FLAG COMPETITION. </text:span></text:p>
      <text:p text:style-name="P14"><text:span text:style-name="T8"><text:line-break/></text:span>----------------------------- END TRANSMISSION ----------------------------</text:p>
      <text:h text:style-name="P35" text:outline-level="2">MISSION 1</text:h>
      <text:p text:style-name="P36">Unit <text:span text:style-name="T53">Limits</text:span>: 6K BV for 1v1, <text:span text:style-name="T54">10</text:span>K for 2v2.</text:p>
      <text:p text:style-name="P37"/>
      <text:p text:style-name="P38">Map: <text:span text:style-name="T7">Four mapsheets</text:span><text:span text:style-name="T55">, with </text:span><text:span text:style-name="T56">any terrain. Place 3-</text:span><text:span text:style-name="T57">7</text:span><text:span text:style-name="T56"> tokens </text:span><text:span text:style-name="T58">evenly </text:span><text:span text:style-name="T59">spaced </text:span><text:span text:style-name="T56">along the centerline of the map.</text:span></text:p>
      <text:p text:style-name="P37"/>
      <text:p text:style-name="P39"><draw:line text:anchor-type="paragraph" draw:z-index="8" draw:name="Horizontal line 8" draw:style-name="gr5" draw:text-style-name="P40" svg:x1="2.3299in" svg:y1="1.0299in" svg:x2="5.1898in" svg:y2="1.0299in"><text:p/></draw:line><draw:custom-shape text:anchor-type="char" draw:z-index="9" draw:name="Shape 28" draw:style-name="gr6" draw:text-style-name="P41" svg:width="0.1043in" svg:height="0.1043in" svg:x="2.78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1" draw:name="Shape 34" draw:style-name="gr6" draw:text-style-name="P41" svg:width="0.1043in" svg:height="0.1043in" svg:x="4.4902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7" draw:name="Shape 27" draw:style-name="gr7" draw:text-style-name="P42" svg:width="2.8504in" svg:height="2.0587in"><text:p/><draw:enhanced-geometry svg:viewBox="0 0 21600 21600" draw:type="rectangle" draw:enhanced-path="M 0 0 L 21600 0 21600 21600 0 21600 0 0 Z N"/></draw:custom-shape><draw:custom-shape text:anchor-type="char" draw:z-index="12" draw:name="Shape 35" draw:style-name="gr6" draw:text-style-name="P41" svg:width="0.1043in" svg:height="0.1043in" svg:x="3.6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7"/>
      <text:p text:style-name="P43"><text:span text:style-name="T60">Primary Objective: </text:span><text:span text:style-name="T57">Recover as many flags as possible. </text:span><text:span text:style-name="T61">A unit may </text:span><text:span text:style-name="T58">pick up</text:span><text:span text:style-name="T61"> a flag in their during the End Phase if no enemy units are in the hex.</text:span><text:span text:style-name="T57"> A </text:span><text:span text:style-name="T9">'</text:span><text:span text:style-name="T62">M</text:span><text:span text:style-name="T57">ech </text:span><text:span text:style-name="T58">must have</text:span><text:span text:style-name="T57"> a hand actuator </text:span><text:span text:style-name="T58">to</text:span><text:span text:style-name="T57"> pick up a flag. They may not fire any weapons in the arm used to carry the flag while holding the flag. Infantry may carry a flag. </text:span><text:span text:style-name="T61">They may not fire any weapons while holding the flag. </text:span><text:span text:style-name="T57">Infantry in a vehicle may load a flag into the vehicle. A unit may voluntarily drop a flag during the End Phase. If the unit is destroyed, then the flag drops </text:span><text:span text:style-name="T63">in the hex</text:span><text:span text:style-name="T57">. </text:span><text:span text:style-name="T61">Units</text:span><text:span text:style-name="T57"> claim a flag by returning it to one of the hexes on their home edge </text:span><text:span text:style-name="T64">and surviving to the End Phase</text:span><text:span text:style-name="T57">. </text:span><text:span text:style-name="T65">A flag respawns at its original location </text:span><text:span text:style-name="T63">immediately after</text:span><text:span text:style-name="T65"> it is </text:span><text:span text:style-name="T66">claimed</text:span><text:span text:style-name="T65">.</text:span><text:span text:style-name="T57"> </text:span><text:span text:style-name="T58">Any flag picked up but not claimed counts as </text:span><text:span text:style-name="T67">only </text:span><text:span text:style-name="T58">half </text:span><text:span text:style-name="T68">for scoring</text:span><text:span text:style-name="T58"> at the end of the scenario.</text:span><text:span text:style-name="T57"> Award 7.0M proportionally based upon the number of flags claimed. </text:span></text:p>
      <text:p text:style-name="P44"/>
      <text:p text:style-name="P45"><text:span text:style-name="T60">Secondary Objective: </text:span><text:span text:style-name="T69">Headhunting. Each side declares a commander </text:span><text:span text:style-name="T57">and a lieutenant</text:span><text:span text:style-name="T69">. Earn 1.5M C-bills for damaging the commander </text:span><text:span text:style-name="T57">or lieutenant unit</text:span><text:span text:style-name="T69"> </text:span><text:span text:style-name="T70">(</text:span><text:span text:style-name="T71">target must pay to</text:span><text:span text:style-name="T70"> </text:span><text:span text:style-name="T72">Repair/Recruit</text:span><text:span text:style-name="T70">)</text:span><text:span text:style-name="T69">. </text:span><text:span text:style-name="T57">Earn 3.0M C-bills for damaging both </text:span><text:span text:style-name="T73">units</text:span><text:span text:style-name="T57">. </text:span><text:span text:style-name="T73">If a unit withdraws, </text:span><text:span text:style-name="T74">then </text:span><text:span text:style-name="T73">it is considered damaged </text:span><text:span text:style-name="T74">for scoring.</text:span></text:p>
      <text:p text:style-name="P46"/>
      <text:p text:style-name="P47"><text:span text:style-name="T53">Base Pay: 1.2M (1v1) or </text:span><text:span text:style-name="T75">1.0</text:span><text:span text:style-name="T53">M (2v2) </text:span><text:span text:style-name="T76">C-bills</text:span><text:span text:style-name="T53"> per commander if no objectives are completed.</text:span></text:p>
      <text:p text:style-name="P46"/>
      <text:p text:style-name="P48"><text:span text:style-name="T77">Special Rules</text:span><text:span text:style-name="T78">: </text:span><text:span text:style-name="T77">No units are destroyed and </text:span><text:span text:style-name="T79">units </text:span><text:span text:style-name="T77">cannot be salvaged. Any unit that would need to be </text:span><text:span text:style-name="T80">replaced</text:span><text:span text:style-name="T77"> only needs to be </text:span><text:span text:style-name="T80">repaired</text:span><text:span text:style-name="T81">.<text:line-break/></text:span></text:p>
      <text:p text:style-name="P49"><text:span text:style-name="T81">N</text:span><text:span text:style-name="T82">o commander declares a faction for this scenario. A messaged introducing </text:span><text:span text:style-name="T83">the 3 </text:span><text:span text:style-name="T84">benefactor</text:span><text:span text:style-name="T82"> points of contact will be sent to commanders </text:span><text:span text:style-name="T84">afterwards.</text:span></text:p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custom-shape text:anchor-type="paragraph" draw:z-index="3" draw:name="Shape 18" draw:style-name="gr8" draw:text-style-name="P52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3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10" draw:name="Shape 20" draw:style-name="gr11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85">B</text:span><text:span text:style-name="T86">A</text:span><text:span text:style-name="T87">TTLE</text:span><text:span text:style-name="T85">T</text:span><text:span text:style-name="T87">ECH</text:span><text:line-break/><text:span text:style-name="T88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6-27T16:53:57.775768074</dc:date>
    <meta:editing-duration>P1DT8H43M19S</meta:editing-duration>
    <meta:editing-cycles>274</meta:editing-cycles>
    <meta:generator>LibreOffice/24.8.7.2$Linux_X86_64 LibreOffice_project/480$Build-2</meta:generator>
    <meta:print-date>2024-06-12T11:47:00.416768012</meta:print-date>
    <meta:printed-by>PDF files</meta:printed-by>
    <meta:document-statistic meta:table-count="0" meta:image-count="2" meta:object-count="0" meta:page-count="6" meta:paragraph-count="54" meta:word-count="742" meta:character-count="5095" meta:non-whitespace-character-count="4193"/>
  </office:meta>
</office:document-meta>
</file>